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20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//FAM</text:p>
          </table:table-cell>
          <table:table-cell office:value-type="string">
            <text:p>Contact(ZOO_CONTAC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civilité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ville</text:p>
          </table:table-cell>
          <table:table-cell table:number-columns-repeated="4"/>
        </table:table-row>
        <table:table-row table:style-name="ro1">
          <table:table-cell office:value-type="string">
            <text:p>ORDER</text:p>
          </table:table-cell>
          <table:table-cell office:value-type="string">
            <text:p>ZOO_CONTACT</text:p>
          </table:table-cell>
          <table:table-cell table:number-columns-repeated="2"/>
          <table:table-cell office:value-type="string">
            <text:p>zct_civility</text:p>
          </table:table-cell>
          <table:table-cell office:value-type="string">
            <text:p>zct_lname</text:p>
          </table:table-cell>
          <table:table-cell office:value-type="string">
            <text:p>zct_fname</text:p>
          </table:table-cell>
          <table:table-cell office:value-type="string">
            <text:p>zct_worktown</text:p>
          </table:table-cell>
          <table:table-cell office:value-type="string">
            <text:p>zct_mail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MARTIN</text:p>
          </table:table-cell>
          <table:table-cell office:value-type="string">
            <text:p>Adam</text:p>
          </table:table-cell>
          <table:table-cell office:value-type="string">
            <text:p>Paris</text:p>
          </table:table-cell>
          <table:table-cell office:value-type="string">
            <text:p>adam3@zoo.net</text:p>
          </table:table-cell>
          <table:table-cell table:number-columns-repeated="2"/>
          <table:table-cell table:formula="of:=CONCATENATE(LOWER([.G3]);ROW();&quot;@zoo.net&quot;)" office:value-type="string" office:string-value="adam3@zoo.net">
            <text:p>adam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BERNARD</text:p>
          </table:table-cell>
          <table:table-cell office:value-type="string">
            <text:p>Alex</text:p>
          </table:table-cell>
          <table:table-cell office:value-type="string">
            <text:p>Marseille</text:p>
          </table:table-cell>
          <table:table-cell office:value-type="string">
            <text:p>alex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THOMAS</text:p>
          </table:table-cell>
          <table:table-cell office:value-type="string">
            <text:p>Alexandre</text:p>
          </table:table-cell>
          <table:table-cell office:value-type="string">
            <text:p>Lyon</text:p>
          </table:table-cell>
          <table:table-cell office:value-type="string">
            <text:p>alexandre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PETIT</text:p>
          </table:table-cell>
          <table:table-cell office:value-type="string">
            <text:p>Alexis</text:p>
          </table:table-cell>
          <table:table-cell office:value-type="string">
            <text:p>Toulouse</text:p>
          </table:table-cell>
          <table:table-cell office:value-type="string">
            <text:p>alexis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ROBERT</text:p>
          </table:table-cell>
          <table:table-cell office:value-type="string">
            <text:p>Anthony</text:p>
          </table:table-cell>
          <table:table-cell office:value-type="string">
            <text:p>Nice</text:p>
          </table:table-cell>
          <table:table-cell office:value-type="string">
            <text:p>anthony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RICHARD</text:p>
          </table:table-cell>
          <table:table-cell office:value-type="string">
            <text:p>Antoine</text:p>
          </table:table-cell>
          <table:table-cell office:value-type="string">
            <text:p>Nantes</text:p>
          </table:table-cell>
          <table:table-cell office:value-type="string">
            <text:p>antoine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DURAND</text:p>
          </table:table-cell>
          <table:table-cell office:value-type="string">
            <text:p>Benjamin</text:p>
          </table:table-cell>
          <table:table-cell office:value-type="string">
            <text:p>Strasbourg</text:p>
          </table:table-cell>
          <table:table-cell office:value-type="string">
            <text:p>benjamin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1"/>
          <table:table-cell table:style-name="ce2" table:number-columns-repeated="2"/>
          <table:table-cell office:value-type="string">
            <text:p>DUBOIS</text:p>
          </table:table-cell>
          <table:table-cell office:value-type="string">
            <text:p>Cédric</text:p>
          </table:table-cell>
          <table:table-cell office:value-type="string">
            <text:p>Montpellier</text:p>
          </table:table-cell>
          <table:table-cell office:value-type="string">
            <text:p>cedric1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REAU</text:p>
          </table:table-cell>
          <table:table-cell office:value-type="string">
            <text:p>Charles</text:p>
          </table:table-cell>
          <table:table-cell office:value-type="string">
            <text:p>Bordeaux</text:p>
          </table:table-cell>
          <table:table-cell office:value-type="string">
            <text:p>charles1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URENT</text:p>
          </table:table-cell>
          <table:table-cell office:value-type="string">
            <text:p>Christopher</text:p>
          </table:table-cell>
          <table:table-cell office:value-type="string">
            <text:p>Lille15</text:p>
          </table:table-cell>
          <table:table-cell office:value-type="string">
            <text:p>christopher1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IMON</text:p>
          </table:table-cell>
          <table:table-cell office:value-type="string">
            <text:p>David</text:p>
          </table:table-cell>
          <table:table-cell office:value-type="string">
            <text:p>Rennes</text:p>
          </table:table-cell>
          <table:table-cell office:value-type="string">
            <text:p>david1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ICHEL</text:p>
          </table:table-cell>
          <table:table-cell office:value-type="string">
            <text:p>Dylan</text:p>
          </table:table-cell>
          <table:table-cell office:value-type="string">
            <text:p>Reims</text:p>
          </table:table-cell>
          <table:table-cell office:value-type="string">
            <text:p>dylan1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FEBVRE</text:p>
          </table:table-cell>
          <table:table-cell office:value-type="string">
            <text:p>Édouard</text:p>
          </table:table-cell>
          <table:table-cell office:value-type="string">
            <text:p>Le Havre</text:p>
          </table:table-cell>
          <table:table-cell office:value-type="string">
            <text:p>edouard15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ROY</text:p>
          </table:table-cell>
          <table:table-cell office:value-type="string">
            <text:p>Elliot</text:p>
          </table:table-cell>
          <table:table-cell office:value-type="string">
            <text:p>Saint-Étienne</text:p>
          </table:table-cell>
          <table:table-cell office:value-type="string">
            <text:p>elliot1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UX</text:p>
          </table:table-cell>
          <table:table-cell office:value-type="string">
            <text:p>Émile</text:p>
          </table:table-cell>
          <table:table-cell office:value-type="string">
            <text:p>Toulon</text:p>
          </table:table-cell>
          <table:table-cell office:value-type="string">
            <text:p>emile1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AVID</text:p>
          </table:table-cell>
          <table:table-cell office:value-type="string">
            <text:p>Étienne</text:p>
          </table:table-cell>
          <table:table-cell office:value-type="string">
            <text:p>Grenoble</text:p>
          </table:table-cell>
          <table:table-cell office:value-type="string">
            <text:p>etienne1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RTRAND</text:p>
          </table:table-cell>
          <table:table-cell office:value-type="string">
            <text:p>Félix</text:p>
          </table:table-cell>
          <table:table-cell office:value-type="string">
            <text:p>Dijon</text:p>
          </table:table-cell>
          <table:table-cell office:value-type="string">
            <text:p>felix1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REL</text:p>
          </table:table-cell>
          <table:table-cell office:value-type="string">
            <text:p>Gabriel</text:p>
          </table:table-cell>
          <table:table-cell office:value-type="string">
            <text:p>Angers</text:p>
          </table:table-cell>
          <table:table-cell office:value-type="string">
            <text:p>gabriel2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OURNIER</text:p>
          </table:table-cell>
          <table:table-cell office:value-type="string">
            <text:p>Guillaume</text:p>
          </table:table-cell>
          <table:table-cell office:value-type="string">
            <text:p>Villeurbanne</text:p>
          </table:table-cell>
          <table:table-cell office:value-type="string">
            <text:p>guillaume2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RARD</text:p>
          </table:table-cell>
          <table:table-cell office:value-type="string">
            <text:p>Hugo</text:p>
          </table:table-cell>
          <table:table-cell office:value-type="string">
            <text:p>Saint-Denis</text:p>
          </table:table-cell>
          <table:table-cell office:value-type="string">
            <text:p>hugo2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NNET</text:p>
          </table:table-cell>
          <table:table-cell office:value-type="string">
            <text:p>Isaac</text:p>
          </table:table-cell>
          <table:table-cell office:value-type="string">
            <text:p>Le Mans</text:p>
          </table:table-cell>
          <table:table-cell office:value-type="string">
            <text:p>isaac2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PONT</text:p>
          </table:table-cell>
          <table:table-cell office:value-type="string">
            <text:p>Jacob</text:p>
          </table:table-cell>
          <table:table-cell office:value-type="string">
            <text:p>Nîmes</text:p>
          </table:table-cell>
          <table:table-cell office:value-type="string">
            <text:p>jacob2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MBERT</text:p>
          </table:table-cell>
          <table:table-cell office:value-type="string">
            <text:p>Jérémy</text:p>
          </table:table-cell>
          <table:table-cell office:value-type="string">
            <text:p>Aix-en-Provence</text:p>
          </table:table-cell>
          <table:table-cell office:value-type="string">
            <text:p>jeremy2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ONTAINE</text:p>
          </table:table-cell>
          <table:table-cell office:value-type="string">
            <text:p>Jonathan</text:p>
          </table:table-cell>
          <table:table-cell office:value-type="string">
            <text:p>Brest</text:p>
          </table:table-cell>
          <table:table-cell office:value-type="string">
            <text:p>jonathan2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USSEAU</text:p>
          </table:table-cell>
          <table:table-cell office:value-type="string">
            <text:p>Julien</text:p>
          </table:table-cell>
          <table:table-cell office:value-type="string">
            <text:p>Clermont-Ferrand</text:p>
          </table:table-cell>
          <table:table-cell office:value-type="string">
            <text:p>julien2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VINCENT</text:p>
          </table:table-cell>
          <table:table-cell office:value-type="string">
            <text:p>Justin</text:p>
          </table:table-cell>
          <table:table-cell office:value-type="string">
            <text:p>Limoges</text:p>
          </table:table-cell>
          <table:table-cell office:value-type="string">
            <text:p>justin2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ULLER</text:p>
          </table:table-cell>
          <table:table-cell office:value-type="string">
            <text:p>Léo</text:p>
          </table:table-cell>
          <table:table-cell office:value-type="string">
            <text:p>Tours</text:p>
          </table:table-cell>
          <table:table-cell office:value-type="string">
            <text:p>leo2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FEVRE</text:p>
          </table:table-cell>
          <table:table-cell office:value-type="string">
            <text:p>Logan</text:p>
          </table:table-cell>
          <table:table-cell office:value-type="string">
            <text:p>Amiens</text:p>
          </table:table-cell>
          <table:table-cell office:value-type="string">
            <text:p>logan3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AURE</text:p>
          </table:table-cell>
          <table:table-cell office:value-type="string">
            <text:p>Loïc</text:p>
          </table:table-cell>
          <table:table-cell office:value-type="string">
            <text:p>Metz</text:p>
          </table:table-cell>
          <table:table-cell office:value-type="string">
            <text:p>loic3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NDRE</text:p>
          </table:table-cell>
          <table:table-cell office:value-type="string">
            <text:p>Louis</text:p>
          </table:table-cell>
          <table:table-cell office:value-type="string">
            <text:p>Perpignan</text:p>
          </table:table-cell>
          <table:table-cell office:value-type="string">
            <text:p>louis3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RCIER</text:p>
          </table:table-cell>
          <table:table-cell office:value-type="string">
            <text:p>Lucas</text:p>
          </table:table-cell>
          <table:table-cell office:value-type="string">
            <text:p>Besançon</text:p>
          </table:table-cell>
          <table:table-cell office:value-type="string">
            <text:p>lucas3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LANC</text:p>
          </table:table-cell>
          <table:table-cell office:value-type="string">
            <text:p>Ludovic</text:p>
          </table:table-cell>
          <table:table-cell office:value-type="string">
            <text:p>Boulogne-Billancourt</text:p>
          </table:table-cell>
          <table:table-cell office:value-type="string">
            <text:p>ludovic3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ERIN</text:p>
          </table:table-cell>
          <table:table-cell office:value-type="string">
            <text:p>Malik</text:p>
          </table:table-cell>
          <table:table-cell office:value-type="string">
            <text:p>Orléans</text:p>
          </table:table-cell>
          <table:table-cell office:value-type="string">
            <text:p>malik3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YER</text:p>
          </table:table-cell>
          <table:table-cell office:value-type="string">
            <text:p>Mathieu</text:p>
          </table:table-cell>
          <table:table-cell office:value-type="string">
            <text:p>Rouen</text:p>
          </table:table-cell>
          <table:table-cell office:value-type="string">
            <text:p>mathieu3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RNIER</text:p>
          </table:table-cell>
          <table:table-cell office:value-type="string">
            <text:p>Mathis</text:p>
          </table:table-cell>
          <table:table-cell office:value-type="string">
            <text:p>Mulhouse</text:p>
          </table:table-cell>
          <table:table-cell office:value-type="string">
            <text:p>mathis3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EVALIER</text:p>
          </table:table-cell>
          <table:table-cell office:value-type="string">
            <text:p>Maxime</text:p>
          </table:table-cell>
          <table:table-cell office:value-type="string">
            <text:p>Caen</text:p>
          </table:table-cell>
          <table:table-cell office:value-type="string">
            <text:p>maxime3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RANCOIS</text:p>
          </table:table-cell>
          <table:table-cell office:value-type="string">
            <text:p>Michaël</text:p>
          </table:table-cell>
          <table:table-cell office:value-type="string">
            <text:p>Saint-Denis</text:p>
          </table:table-cell>
          <table:table-cell office:value-type="string">
            <text:p>michael3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RAND</text:p>
          </table:table-cell>
          <table:table-cell office:value-type="string">
            <text:p>Nathan</text:p>
          </table:table-cell>
          <table:table-cell office:value-type="string">
            <text:p>Nancy</text:p>
          </table:table-cell>
          <table:table-cell office:value-type="string">
            <text:p>nathan4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UTHIER</text:p>
          </table:table-cell>
          <table:table-cell office:value-type="string">
            <text:p>Nicolas</text:p>
          </table:table-cell>
          <table:table-cell office:value-type="string">
            <text:p>Saint-Paul</text:p>
          </table:table-cell>
          <table:table-cell office:value-type="string">
            <text:p>nicolas4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RCIA</text:p>
          </table:table-cell>
          <table:table-cell office:value-type="string">
            <text:p>Noah</text:p>
          </table:table-cell>
          <table:table-cell office:value-type="string">
            <text:p>Argenteuil</text:p>
          </table:table-cell>
          <table:table-cell office:value-type="string">
            <text:p>noah4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IN</text:p>
          </table:table-cell>
          <table:table-cell office:value-type="string">
            <text:p>Olivier</text:p>
          </table:table-cell>
          <table:table-cell office:value-type="string">
            <text:p>Montreuil</text:p>
          </table:table-cell>
          <table:table-cell office:value-type="string">
            <text:p>olivier4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BIN</text:p>
          </table:table-cell>
          <table:table-cell office:value-type="string">
            <text:p>Philippe</text:p>
          </table:table-cell>
          <table:table-cell office:value-type="string">
            <text:p>Roubaix</text:p>
          </table:table-cell>
          <table:table-cell office:value-type="string">
            <text:p>philippe4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LEMENT</text:p>
          </table:table-cell>
          <table:table-cell office:value-type="string">
            <text:p>Raphaël</text:p>
          </table:table-cell>
          <table:table-cell office:value-type="string">
            <text:p>Dunkerque16</text:p>
          </table:table-cell>
          <table:table-cell office:value-type="string">
            <text:p>raphael4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RIN</text:p>
          </table:table-cell>
          <table:table-cell office:value-type="string">
            <text:p>Samuel</text:p>
          </table:table-cell>
          <table:table-cell office:value-type="string">
            <text:p>Tourcoing</text:p>
          </table:table-cell>
          <table:table-cell office:value-type="string">
            <text:p>samuel4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NICOLAS</text:p>
          </table:table-cell>
          <table:table-cell office:value-type="string">
            <text:p>Simon</text:p>
          </table:table-cell>
          <table:table-cell office:value-type="string">
            <text:p>Créteil</text:p>
          </table:table-cell>
          <table:table-cell office:value-type="string">
            <text:p>simon4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ENRY</text:p>
          </table:table-cell>
          <table:table-cell office:value-type="string">
            <text:p>Thomas</text:p>
          </table:table-cell>
          <table:table-cell office:value-type="string">
            <text:p>Avignon</text:p>
          </table:table-cell>
          <table:table-cell office:value-type="string">
            <text:p>thomas4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USSEL</text:p>
          </table:table-cell>
          <table:table-cell office:value-type="string">
            <text:p>Tommy</text:p>
          </table:table-cell>
          <table:table-cell office:value-type="string">
            <text:p>Nanterre</text:p>
          </table:table-cell>
          <table:table-cell office:value-type="string">
            <text:p>tommy4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THIEU</text:p>
          </table:table-cell>
          <table:table-cell office:value-type="string">
            <text:p>Tristan</text:p>
          </table:table-cell>
          <table:table-cell office:value-type="string">
            <text:p>Poitiers</text:p>
          </table:table-cell>
          <table:table-cell office:value-type="string">
            <text:p>tristan5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UTIER</text:p>
          </table:table-cell>
          <table:table-cell office:value-type="string">
            <text:p>Victor</text:p>
          </table:table-cell>
          <table:table-cell office:value-type="string">
            <text:p>Courbevoie</text:p>
          </table:table-cell>
          <table:table-cell office:value-type="string">
            <text:p>victor5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SSON</text:p>
          </table:table-cell>
          <table:table-cell office:value-type="string">
            <text:p>Vincent</text:p>
          </table:table-cell>
          <table:table-cell office:value-type="string">
            <text:p>Fort-de-France</text:p>
          </table:table-cell>
          <table:table-cell office:value-type="string">
            <text:p>vincent5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CHAND</text:p>
          </table:table-cell>
          <table:table-cell office:value-type="string">
            <text:p>Alexia</text:p>
          </table:table-cell>
          <table:table-cell office:value-type="string">
            <text:p>Versailles</text:p>
          </table:table-cell>
          <table:table-cell office:value-type="string">
            <text:p>alexia5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VAL</text:p>
          </table:table-cell>
          <table:table-cell office:value-type="string">
            <text:p>Alice</text:p>
          </table:table-cell>
          <table:table-cell office:value-type="string">
            <text:p>Vitry-sur-Seine</text:p>
          </table:table-cell>
          <table:table-cell office:value-type="string">
            <text:p>alice5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ENIS</text:p>
          </table:table-cell>
          <table:table-cell office:value-type="string">
            <text:p>Alicia</text:p>
          </table:table-cell>
          <table:table-cell office:value-type="string">
            <text:p>Colombes</text:p>
          </table:table-cell>
          <table:table-cell office:value-type="string">
            <text:p>alicia5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MONT</text:p>
          </table:table-cell>
          <table:table-cell office:value-type="string">
            <text:p>Amélie</text:p>
          </table:table-cell>
          <table:table-cell office:value-type="string">
            <text:p>Asnières-sur-Seine</text:p>
          </table:table-cell>
          <table:table-cell office:value-type="string">
            <text:p>amelie5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IE</text:p>
          </table:table-cell>
          <table:table-cell office:value-type="string">
            <text:p>Anaïs</text:p>
          </table:table-cell>
          <table:table-cell office:value-type="string">
            <text:p>Aulnay-sous-Bois</text:p>
          </table:table-cell>
          <table:table-cell office:value-type="string">
            <text:p>anais5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MAIRE</text:p>
          </table:table-cell>
          <table:table-cell office:value-type="string">
            <text:p>Annabelle</text:p>
          </table:table-cell>
          <table:table-cell office:value-type="string">
            <text:p>Pau</text:p>
          </table:table-cell>
          <table:table-cell office:value-type="string">
            <text:p>annabelle58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NOEL</text:p>
          </table:table-cell>
          <table:table-cell office:value-type="string">
            <text:p>Arianne</text:p>
          </table:table-cell>
          <table:table-cell office:value-type="string">
            <text:p>Rueil-Malmaison</text:p>
          </table:table-cell>
          <table:table-cell office:value-type="string">
            <text:p>arianne5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YER</text:p>
          </table:table-cell>
          <table:table-cell office:value-type="string">
            <text:p>Audrey</text:p>
          </table:table-cell>
          <table:table-cell office:value-type="string">
            <text:p>Saint-Pierre</text:p>
          </table:table-cell>
          <table:table-cell office:value-type="string">
            <text:p>audrey6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FOUR</text:p>
          </table:table-cell>
          <table:table-cell office:value-type="string">
            <text:p>Aurélie</text:p>
          </table:table-cell>
          <table:table-cell office:value-type="string">
            <text:p>Aubervilliers</text:p>
          </table:table-cell>
          <table:table-cell office:value-type="string">
            <text:p>aurelie6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UNIER</text:p>
          </table:table-cell>
          <table:table-cell office:value-type="string">
            <text:p>Camille</text:p>
          </table:table-cell>
          <table:table-cell office:value-type="string">
            <text:p>Champigny-sur-Marne</text:p>
          </table:table-cell>
          <table:table-cell office:value-type="string">
            <text:p>camille6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RUN</text:p>
          </table:table-cell>
          <table:table-cell office:value-type="string">
            <text:p>Catherine</text:p>
          </table:table-cell>
          <table:table-cell office:value-type="string">
            <text:p>La Rochelle</text:p>
          </table:table-cell>
          <table:table-cell office:value-type="string">
            <text:p>catherine6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LANCHARD</text:p>
          </table:table-cell>
          <table:table-cell office:value-type="string">
            <text:p>Charlotte</text:p>
          </table:table-cell>
          <table:table-cell office:value-type="string">
            <text:p>Saint-Maur-des-Fossés</text:p>
          </table:table-cell>
          <table:table-cell office:value-type="string">
            <text:p>charlotte6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RAUD</text:p>
          </table:table-cell>
          <table:table-cell office:value-type="string">
            <text:p>Chloé</text:p>
          </table:table-cell>
          <table:table-cell office:value-type="string">
            <text:p>Antibes</text:p>
          </table:table-cell>
          <table:table-cell office:value-type="string">
            <text:p>chloe6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OLY</text:p>
          </table:table-cell>
          <table:table-cell office:value-type="string">
            <text:p>Clara</text:p>
          </table:table-cell>
          <table:table-cell office:value-type="string">
            <text:p>Calais</text:p>
          </table:table-cell>
          <table:table-cell office:value-type="string">
            <text:p>clara6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IVIERE</text:p>
          </table:table-cell>
          <table:table-cell office:value-type="string">
            <text:p>Coralie</text:p>
          </table:table-cell>
          <table:table-cell office:value-type="string">
            <text:p>Le Tampon</text:p>
          </table:table-cell>
          <table:table-cell office:value-type="string">
            <text:p>coralie67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UCAS</text:p>
          </table:table-cell>
          <table:table-cell office:value-type="string">
            <text:p>Daphnée</text:p>
          </table:table-cell>
          <table:table-cell office:value-type="string">
            <text:p>Cannes</text:p>
          </table:table-cell>
          <table:table-cell office:value-type="string">
            <text:p>daphnee6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RUNET</text:p>
          </table:table-cell>
          <table:table-cell office:value-type="string">
            <text:p>Delphine</text:p>
          </table:table-cell>
          <table:table-cell office:value-type="string">
            <text:p>Béziers</text:p>
          </table:table-cell>
          <table:table-cell office:value-type="string">
            <text:p>delphine69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ILLARD</text:p>
          </table:table-cell>
          <table:table-cell office:value-type="string">
            <text:p>Elizabeth</text:p>
          </table:table-cell>
          <table:table-cell office:value-type="string">
            <text:p>Colmar</text:p>
          </table:table-cell>
          <table:table-cell office:value-type="string">
            <text:p>elizabeth7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BIER</text:p>
          </table:table-cell>
          <table:table-cell office:value-type="string">
            <text:p>Élodie</text:p>
          </table:table-cell>
          <table:table-cell office:value-type="string">
            <text:p>Saint-Nazaire</text:p>
          </table:table-cell>
          <table:table-cell office:value-type="string">
            <text:p>elodie7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RNAUD</text:p>
          </table:table-cell>
          <table:table-cell office:value-type="string">
            <text:p>Émilie</text:p>
          </table:table-cell>
          <table:table-cell office:value-type="string">
            <text:p>Drancy</text:p>
          </table:table-cell>
          <table:table-cell office:value-type="string">
            <text:p>emilie7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TINEZ</text:p>
          </table:table-cell>
          <table:table-cell office:value-type="string">
            <text:p>Emma</text:p>
          </table:table-cell>
          <table:table-cell office:value-type="string">
            <text:p>Bourges</text:p>
          </table:table-cell>
          <table:table-cell office:value-type="string">
            <text:p>emma73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ERARD</text:p>
          </table:table-cell>
          <table:table-cell office:value-type="string">
            <text:p>Emy</text:p>
          </table:table-cell>
          <table:table-cell office:value-type="string">
            <text:p>Mérignac</text:p>
          </table:table-cell>
          <table:table-cell office:value-type="string">
            <text:p>emy7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CHE</text:p>
          </table:table-cell>
          <table:table-cell office:value-type="string">
            <text:p>Ève</text:p>
          </table:table-cell>
          <table:table-cell office:value-type="string">
            <text:p>Ajaccio</text:p>
          </table:table-cell>
          <table:table-cell office:value-type="string">
            <text:p>eve7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NARD</text:p>
          </table:table-cell>
          <table:table-cell office:value-type="string">
            <text:p>Florence</text:p>
          </table:table-cell>
          <table:table-cell office:value-type="string">
            <text:p>Issy-les-Moulineaux</text:p>
          </table:table-cell>
          <table:table-cell office:value-type="string">
            <text:p>florence7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CHMITT</text:p>
          </table:table-cell>
          <table:table-cell office:value-type="string">
            <text:p>Gabrielle</text:p>
          </table:table-cell>
          <table:table-cell office:value-type="string">
            <text:p>Levallois-Perret</text:p>
          </table:table-cell>
          <table:table-cell office:value-type="string">
            <text:p>gabrielle7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Y</text:p>
          </table:table-cell>
          <table:table-cell office:value-type="string">
            <text:p>Jade</text:p>
          </table:table-cell>
          <table:table-cell office:value-type="string">
            <text:p>Villeneuve-d'Ascq</text:p>
          </table:table-cell>
          <table:table-cell office:value-type="string">
            <text:p>jade7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ROUX</text:p>
          </table:table-cell>
          <table:table-cell office:value-type="string">
            <text:p>Juliette</text:p>
          </table:table-cell>
          <table:table-cell office:value-type="string">
            <text:p>Quimper</text:p>
          </table:table-cell>
          <table:table-cell office:value-type="string">
            <text:p>juliette7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LIN</text:p>
          </table:table-cell>
          <table:table-cell office:value-type="string">
            <text:p>Justine</text:p>
          </table:table-cell>
          <table:table-cell office:value-type="string">
            <text:p>Valence</text:p>
          </table:table-cell>
          <table:table-cell office:value-type="string">
            <text:p>justine8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VIDAL</text:p>
          </table:table-cell>
          <table:table-cell office:value-type="string">
            <text:p>Laurence</text:p>
          </table:table-cell>
          <table:table-cell office:value-type="string">
            <text:p>Noisy-le-Grand</text:p>
          </table:table-cell>
          <table:table-cell office:value-type="string">
            <text:p>laurence8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ON</text:p>
          </table:table-cell>
          <table:table-cell office:value-type="string">
            <text:p>Laurie</text:p>
          </table:table-cell>
          <table:table-cell office:value-type="string">
            <text:p>La Seyne-sur-Mer</text:p>
          </table:table-cell>
          <table:table-cell office:value-type="string">
            <text:p>laurie8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ICARD</text:p>
          </table:table-cell>
          <table:table-cell office:value-type="string">
            <text:p>Léa</text:p>
          </table:table-cell>
          <table:table-cell office:value-type="string">
            <text:p>Antony</text:p>
          </table:table-cell>
          <table:table-cell office:value-type="string">
            <text:p>lea83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GER</text:p>
          </table:table-cell>
          <table:table-cell office:value-type="string">
            <text:p>Léanne</text:p>
          </table:table-cell>
          <table:table-cell office:value-type="string">
            <text:p>Neuilly-sur-Seine</text:p>
          </table:table-cell>
          <table:table-cell office:value-type="string">
            <text:p>leanne84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ABRE</text:p>
          </table:table-cell>
          <table:table-cell office:value-type="string">
            <text:p>Maélie</text:p>
          </table:table-cell>
          <table:table-cell office:value-type="string">
            <text:p>Troyes</text:p>
          </table:table-cell>
          <table:table-cell office:value-type="string">
            <text:p>maelie8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UBERT</text:p>
          </table:table-cell>
          <table:table-cell office:value-type="string">
            <text:p>Maéva</text:p>
          </table:table-cell>
          <table:table-cell office:value-type="string">
            <text:p>Vénissieux</text:p>
          </table:table-cell>
          <table:table-cell office:value-type="string">
            <text:p>maeva86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MOINE</text:p>
          </table:table-cell>
          <table:table-cell office:value-type="string">
            <text:p>Maika</text:p>
          </table:table-cell>
          <table:table-cell office:value-type="string">
            <text:p>Clichy</text:p>
          </table:table-cell>
          <table:table-cell office:value-type="string">
            <text:p>maika8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NAUD</text:p>
          </table:table-cell>
          <table:table-cell office:value-type="string">
            <text:p>Marianne</text:p>
          </table:table-cell>
          <table:table-cell office:value-type="string">
            <text:p>Sarcelles</text:p>
          </table:table-cell>
          <table:table-cell office:value-type="string">
            <text:p>marianne88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MAS</text:p>
          </table:table-cell>
          <table:table-cell office:value-type="string">
            <text:p>Marilou</text:p>
          </table:table-cell>
          <table:table-cell office:value-type="string">
            <text:p>Les Abymes</text:p>
          </table:table-cell>
          <table:table-cell office:value-type="string">
            <text:p>marilou89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CROIX</text:p>
          </table:table-cell>
          <table:table-cell office:value-type="string">
            <text:p>Maude</text:p>
          </table:table-cell>
          <table:table-cell office:value-type="string">
            <text:p>Pessac</text:p>
          </table:table-cell>
          <table:table-cell office:value-type="string">
            <text:p>maude9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OLIVIER</text:p>
          </table:table-cell>
          <table:table-cell office:value-type="string">
            <text:p>Maya</text:p>
          </table:table-cell>
          <table:table-cell office:value-type="string">
            <text:p>Ivry-sur-Seine</text:p>
          </table:table-cell>
          <table:table-cell office:value-type="string">
            <text:p>maya91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HILIPPE</text:p>
          </table:table-cell>
          <table:table-cell office:value-type="string">
            <text:p>Mégan</text:p>
          </table:table-cell>
          <table:table-cell office:value-type="string">
            <text:p>Chambéry</text:p>
          </table:table-cell>
          <table:table-cell office:value-type="string">
            <text:p>megan9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RGEOIS</text:p>
          </table:table-cell>
          <table:table-cell office:value-type="string">
            <text:p>Mélodie</text:p>
          </table:table-cell>
          <table:table-cell office:value-type="string">
            <text:p>Niort</text:p>
          </table:table-cell>
          <table:table-cell office:value-type="string">
            <text:p>melodie93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IERRE</text:p>
          </table:table-cell>
          <table:table-cell office:value-type="string">
            <text:p>Mia</text:p>
          </table:table-cell>
          <table:table-cell office:value-type="string">
            <text:p>Lorient</text:p>
          </table:table-cell>
          <table:table-cell office:value-type="string">
            <text:p>mia9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NOIT</text:p>
          </table:table-cell>
          <table:table-cell office:value-type="string">
            <text:p>Noémie</text:p>
          </table:table-cell>
          <table:table-cell office:value-type="string">
            <text:p>Cergy</text:p>
          </table:table-cell>
          <table:table-cell office:value-type="string">
            <text:p>noemie9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Y</text:p>
          </table:table-cell>
          <table:table-cell office:value-type="string">
            <text:p>Océane</text:p>
          </table:table-cell>
          <table:table-cell office:value-type="string">
            <text:p>Montauban</text:p>
          </table:table-cell>
          <table:table-cell office:value-type="string">
            <text:p>oceane9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CLERC</text:p>
          </table:table-cell>
          <table:table-cell office:value-type="string">
            <text:p>Olivia</text:p>
          </table:table-cell>
          <table:table-cell office:value-type="string">
            <text:p>Saint-Quentin</text:p>
          </table:table-cell>
          <table:table-cell office:value-type="string">
            <text:p>olivia9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AYET</text:p>
          </table:table-cell>
          <table:table-cell office:value-type="string">
            <text:p>Rosalie</text:p>
          </table:table-cell>
          <table:table-cell office:value-type="string">
            <text:p>Cayenne</text:p>
          </table:table-cell>
          <table:table-cell office:value-type="string">
            <text:p>rosalie9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LLAND</text:p>
          </table:table-cell>
          <table:table-cell office:value-type="string">
            <text:p>Rose</text:p>
          </table:table-cell>
          <table:table-cell office:value-type="string">
            <text:p>Villejuif</text:p>
          </table:table-cell>
          <table:table-cell office:value-type="string">
            <text:p>rose9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CLERCQ</text:p>
          </table:table-cell>
          <table:table-cell office:value-type="string">
            <text:p>Sarah</text:p>
          </table:table-cell>
          <table:table-cell office:value-type="string">
            <text:p>Beauvais</text:p>
          </table:table-cell>
          <table:table-cell office:value-type="string">
            <text:p>sarah10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ILLAUME</text:p>
          </table:table-cell>
          <table:table-cell office:value-type="string">
            <text:p>Sofia</text:p>
          </table:table-cell>
          <table:table-cell office:value-type="string">
            <text:p>Hyères</text:p>
          </table:table-cell>
          <table:table-cell office:value-type="string">
            <text:p>sofia10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COMTE</text:p>
          </table:table-cell>
          <table:table-cell office:value-type="string">
            <text:p>Victoria</text:p>
          </table:table-cell>
          <table:table-cell office:value-type="string">
            <text:p>Épinay-sur-Seine</text:p>
          </table:table-cell>
          <table:table-cell office:value-type="string">
            <text:p>victoria10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OPEZ</text:p>
          </table:table-cell>
          <table:table-cell office:value-type="string">
            <text:p>Adam</text:p>
          </table:table-cell>
          <table:table-cell office:value-type="string">
            <text:p>Pantin</text:p>
          </table:table-cell>
          <table:table-cell office:value-type="string">
            <text:p>adam10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EAN</text:p>
          </table:table-cell>
          <table:table-cell office:value-type="string">
            <text:p>Alex</text:p>
          </table:table-cell>
          <table:table-cell office:value-type="string">
            <text:p>Cholet</text:p>
          </table:table-cell>
          <table:table-cell office:value-type="string">
            <text:p>alex10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PUY</text:p>
          </table:table-cell>
          <table:table-cell office:value-type="string">
            <text:p>Alexandre</text:p>
          </table:table-cell>
          <table:table-cell office:value-type="string">
            <text:p>Saint-André</text:p>
          </table:table-cell>
          <table:table-cell office:value-type="string">
            <text:p>alexandre10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ILLOT</text:p>
          </table:table-cell>
          <table:table-cell office:value-type="string">
            <text:p>Alexis</text:p>
          </table:table-cell>
          <table:table-cell office:value-type="string">
            <text:p>Bondy</text:p>
          </table:table-cell>
          <table:table-cell office:value-type="string">
            <text:p>alexis10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UBERT</text:p>
          </table:table-cell>
          <table:table-cell office:value-type="string">
            <text:p>Anthony</text:p>
          </table:table-cell>
          <table:table-cell office:value-type="string">
            <text:p>Fontenay-sous-Bois</text:p>
          </table:table-cell>
          <table:table-cell office:value-type="string">
            <text:p>anthony10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RGER</text:p>
          </table:table-cell>
          <table:table-cell office:value-type="string">
            <text:p>Antoine</text:p>
          </table:table-cell>
          <table:table-cell office:value-type="string">
            <text:p>Maisons-Alfort</text:p>
          </table:table-cell>
          <table:table-cell office:value-type="string">
            <text:p>antoine10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PENTIER</text:p>
          </table:table-cell>
          <table:table-cell office:value-type="string">
            <text:p>Benjamin</text:p>
          </table:table-cell>
          <table:table-cell office:value-type="string">
            <text:p>Chelles</text:p>
          </table:table-cell>
          <table:table-cell office:value-type="string">
            <text:p>benjamin10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ANCHEZ</text:p>
          </table:table-cell>
          <table:table-cell office:value-type="string">
            <text:p>Cédric</text:p>
          </table:table-cell>
          <table:table-cell office:value-type="string">
            <text:p>La Roche-sur-Yon</text:p>
          </table:table-cell>
          <table:table-cell office:value-type="string">
            <text:p>cedric11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PUIS</text:p>
          </table:table-cell>
          <table:table-cell office:value-type="string">
            <text:p>Charles</text:p>
          </table:table-cell>
          <table:table-cell office:value-type="string">
            <text:p>Arles</text:p>
          </table:table-cell>
          <table:table-cell office:value-type="string">
            <text:p>charles11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ULIN</text:p>
          </table:table-cell>
          <table:table-cell office:value-type="string">
            <text:p>Christopher</text:p>
          </table:table-cell>
          <table:table-cell office:value-type="string">
            <text:p>Clamart</text:p>
          </table:table-cell>
          <table:table-cell office:value-type="string">
            <text:p>christopher11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OUIS</text:p>
          </table:table-cell>
          <table:table-cell office:value-type="string">
            <text:p>David</text:p>
          </table:table-cell>
          <table:table-cell office:value-type="string">
            <text:p>Vannes</text:p>
          </table:table-cell>
          <table:table-cell office:value-type="string">
            <text:p>david11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ESCHAMPS</text:p>
          </table:table-cell>
          <table:table-cell office:value-type="string">
            <text:p>Dylan</text:p>
          </table:table-cell>
          <table:table-cell office:value-type="string">
            <text:p>Évry</text:p>
          </table:table-cell>
          <table:table-cell office:value-type="string">
            <text:p>dylan11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UET</text:p>
          </table:table-cell>
          <table:table-cell office:value-type="string">
            <text:p>Édouard</text:p>
          </table:table-cell>
          <table:table-cell office:value-type="string">
            <text:p>Saint-Louis</text:p>
          </table:table-cell>
          <table:table-cell office:value-type="string">
            <text:p>edouard115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VASSEUR</text:p>
          </table:table-cell>
          <table:table-cell office:value-type="string">
            <text:p>Elliot</text:p>
          </table:table-cell>
          <table:table-cell office:value-type="string">
            <text:p>Fréjus</text:p>
          </table:table-cell>
          <table:table-cell office:value-type="string">
            <text:p>elliot11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EZ</text:p>
          </table:table-cell>
          <table:table-cell office:value-type="string">
            <text:p>Émile</text:p>
          </table:table-cell>
          <table:table-cell office:value-type="string">
            <text:p>Le Blanc-Mesnil</text:p>
          </table:table-cell>
          <table:table-cell office:value-type="string">
            <text:p>emile11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CHER</text:p>
          </table:table-cell>
          <table:table-cell office:value-type="string">
            <text:p>Étienne</text:p>
          </table:table-cell>
          <table:table-cell office:value-type="string">
            <text:p>Sartrouville</text:p>
          </table:table-cell>
          <table:table-cell office:value-type="string">
            <text:p>etienne11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LEURY</text:p>
          </table:table-cell>
          <table:table-cell office:value-type="string">
            <text:p>Félix</text:p>
          </table:table-cell>
          <table:table-cell office:value-type="string">
            <text:p>Narbonne</text:p>
          </table:table-cell>
          <table:table-cell office:value-type="string">
            <text:p>felix11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YER</text:p>
          </table:table-cell>
          <table:table-cell office:value-type="string">
            <text:p>Gabriel</text:p>
          </table:table-cell>
          <table:table-cell office:value-type="string">
            <text:p>Grasse</text:p>
          </table:table-cell>
          <table:table-cell office:value-type="string">
            <text:p>gabriel12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KLEIN</text:p>
          </table:table-cell>
          <table:table-cell office:value-type="string">
            <text:p>Guillaume</text:p>
          </table:table-cell>
          <table:table-cell office:value-type="string">
            <text:p>Laval</text:p>
          </table:table-cell>
          <table:table-cell office:value-type="string">
            <text:p>guillaume12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ACQUET</text:p>
          </table:table-cell>
          <table:table-cell office:value-type="string">
            <text:p>Hugo</text:p>
          </table:table-cell>
          <table:table-cell office:value-type="string">
            <text:p>Meaux</text:p>
          </table:table-cell>
          <table:table-cell office:value-type="string">
            <text:p>hugo12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DAM</text:p>
          </table:table-cell>
          <table:table-cell office:value-type="string">
            <text:p>Isaac</text:p>
          </table:table-cell>
          <table:table-cell office:value-type="string">
            <text:p>Évreux</text:p>
          </table:table-cell>
          <table:table-cell office:value-type="string">
            <text:p>isaac12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ARIS</text:p>
          </table:table-cell>
          <table:table-cell office:value-type="string">
            <text:p>Jacob</text:p>
          </table:table-cell>
          <table:table-cell office:value-type="string">
            <text:p>Annecy</text:p>
          </table:table-cell>
          <table:table-cell office:value-type="string">
            <text:p>jacob12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OIRIER</text:p>
          </table:table-cell>
          <table:table-cell office:value-type="string">
            <text:p>Jérémy</text:p>
          </table:table-cell>
          <table:table-cell office:value-type="string">
            <text:p>Belfort</text:p>
          </table:table-cell>
          <table:table-cell office:value-type="string">
            <text:p>jeremy12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TY</text:p>
          </table:table-cell>
          <table:table-cell office:value-type="string">
            <text:p>Jonathan</text:p>
          </table:table-cell>
          <table:table-cell office:value-type="string">
            <text:p>Sevran</text:p>
          </table:table-cell>
          <table:table-cell office:value-type="string">
            <text:p>jonathan12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UBRY</text:p>
          </table:table-cell>
          <table:table-cell office:value-type="string">
            <text:p>Julien</text:p>
          </table:table-cell>
          <table:table-cell office:value-type="string">
            <text:p>Charleville-Mézières</text:p>
          </table:table-cell>
          <table:table-cell office:value-type="string">
            <text:p>julien12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YOT</text:p>
          </table:table-cell>
          <table:table-cell office:value-type="string">
            <text:p>Justin</text:p>
          </table:table-cell>
          <table:table-cell office:value-type="string">
            <text:p>Brive-la-Gaillarde</text:p>
          </table:table-cell>
          <table:table-cell office:value-type="string">
            <text:p>justin12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RE</text:p>
          </table:table-cell>
          <table:table-cell office:value-type="string">
            <text:p>Léo</text:p>
          </table:table-cell>
          <table:table-cell office:value-type="string">
            <text:p>Albi</text:p>
          </table:table-cell>
          <table:table-cell office:value-type="string">
            <text:p>leo12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ARLES</text:p>
          </table:table-cell>
          <table:table-cell office:value-type="string">
            <text:p>Logan</text:p>
          </table:table-cell>
          <table:table-cell office:value-type="string">
            <text:p>Montrouge</text:p>
          </table:table-cell>
          <table:table-cell office:value-type="string">
            <text:p>logan13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NAULT</text:p>
          </table:table-cell>
          <table:table-cell office:value-type="string">
            <text:p>Loïc</text:p>
          </table:table-cell>
          <table:table-cell office:value-type="string">
            <text:p>Vincennes</text:p>
          </table:table-cell>
          <table:table-cell office:value-type="string">
            <text:p>loic13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ARPENTIER</text:p>
          </table:table-cell>
          <table:table-cell office:value-type="string">
            <text:p>Louis</text:p>
          </table:table-cell>
          <table:table-cell office:value-type="string">
            <text:p>Martigues</text:p>
          </table:table-cell>
          <table:table-cell office:value-type="string">
            <text:p>louis13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NARD</text:p>
          </table:table-cell>
          <table:table-cell office:value-type="string">
            <text:p>Lucas</text:p>
          </table:table-cell>
          <table:table-cell office:value-type="string">
            <text:p>Bobigny</text:p>
          </table:table-cell>
          <table:table-cell office:value-type="string">
            <text:p>lucas13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ILLARD</text:p>
          </table:table-cell>
          <table:table-cell office:value-type="string">
            <text:p>Ludovic</text:p>
          </table:table-cell>
          <table:table-cell office:value-type="string">
            <text:p>Carcassonne</text:p>
          </table:table-cell>
          <table:table-cell office:value-type="string">
            <text:p>ludovic13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ON</text:p>
          </table:table-cell>
          <table:table-cell office:value-type="string">
            <text:p>Malik</text:p>
          </table:table-cell>
          <table:table-cell office:value-type="string">
            <text:p>Saint-Ouen</text:p>
          </table:table-cell>
          <table:table-cell office:value-type="string">
            <text:p>malik13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RTIN</text:p>
          </table:table-cell>
          <table:table-cell office:value-type="string">
            <text:p>Mathieu</text:p>
          </table:table-cell>
          <table:table-cell office:value-type="string">
            <text:p>Cagnes-sur-Mer</text:p>
          </table:table-cell>
          <table:table-cell office:value-type="string">
            <text:p>mathieu13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ILLY</text:p>
          </table:table-cell>
          <table:table-cell office:value-type="string">
            <text:p>Mathis</text:p>
          </table:table-cell>
          <table:table-cell office:value-type="string">
            <text:p>Suresnes</text:p>
          </table:table-cell>
          <table:table-cell office:value-type="string">
            <text:p>mathis13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ERVE</text:p>
          </table:table-cell>
          <table:table-cell office:value-type="string">
            <text:p>Maxime</text:p>
          </table:table-cell>
          <table:table-cell office:value-type="string">
            <text:p>Blois</text:p>
          </table:table-cell>
          <table:table-cell office:value-type="string">
            <text:p>maxime13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CHNEIDER</text:p>
          </table:table-cell>
          <table:table-cell office:value-type="string">
            <text:p>Michaël</text:p>
          </table:table-cell>
          <table:table-cell office:value-type="string">
            <text:p>Aubagne</text:p>
          </table:table-cell>
          <table:table-cell office:value-type="string">
            <text:p>michael13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ERNANDEZ</text:p>
          </table:table-cell>
          <table:table-cell office:value-type="string">
            <text:p>Nathan</text:p>
          </table:table-cell>
          <table:table-cell office:value-type="string">
            <text:p>Saint-Malo</text:p>
          </table:table-cell>
          <table:table-cell office:value-type="string">
            <text:p>nathan14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ALL</text:p>
          </table:table-cell>
          <table:table-cell office:value-type="string">
            <text:p>Nicolas</text:p>
          </table:table-cell>
          <table:table-cell office:value-type="string">
            <text:p>Saint-Brieuc</text:p>
          </table:table-cell>
          <table:table-cell office:value-type="string">
            <text:p>nicolas14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LLET</text:p>
          </table:table-cell>
          <table:table-cell office:value-type="string">
            <text:p>Noah</text:p>
          </table:table-cell>
          <table:table-cell office:value-type="string">
            <text:p>Châteauroux</text:p>
          </table:table-cell>
          <table:table-cell office:value-type="string">
            <text:p>noah14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ER</text:p>
          </table:table-cell>
          <table:table-cell office:value-type="string">
            <text:p>Olivier</text:p>
          </table:table-cell>
          <table:table-cell office:value-type="string">
            <text:p>Châlons-en-Champagne</text:p>
          </table:table-cell>
          <table:table-cell office:value-type="string">
            <text:p>olivier14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VIER</text:p>
          </table:table-cell>
          <table:table-cell office:value-type="string">
            <text:p>Philippe</text:p>
          </table:table-cell>
          <table:table-cell office:value-type="string">
            <text:p>Meudon</text:p>
          </table:table-cell>
          <table:table-cell office:value-type="string">
            <text:p>philippe14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ULIEN</text:p>
          </table:table-cell>
          <table:table-cell office:value-type="string">
            <text:p>Raphaël</text:p>
          </table:table-cell>
          <table:table-cell office:value-type="string">
            <text:p>Chalon-sur-Saône</text:p>
          </table:table-cell>
          <table:table-cell office:value-type="string">
            <text:p>raphael14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REVOST</text:p>
          </table:table-cell>
          <table:table-cell office:value-type="string">
            <text:p>Samuel</text:p>
          </table:table-cell>
          <table:table-cell office:value-type="string">
            <text:p>Bayonne</text:p>
          </table:table-cell>
          <table:table-cell office:value-type="string">
            <text:p>samuel14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ILLET</text:p>
          </table:table-cell>
          <table:table-cell office:value-type="string">
            <text:p>Simon</text:p>
          </table:table-cell>
          <table:table-cell office:value-type="string">
            <text:p>Puteaux</text:p>
          </table:table-cell>
          <table:table-cell office:value-type="string">
            <text:p>simon14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OT</text:p>
          </table:table-cell>
          <table:table-cell office:value-type="string">
            <text:p>Thomas</text:p>
          </table:table-cell>
          <table:table-cell office:value-type="string">
            <text:p>Alfortville</text:p>
          </table:table-cell>
          <table:table-cell office:value-type="string">
            <text:p>thomas14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ANIEL</text:p>
          </table:table-cell>
          <table:table-cell office:value-type="string">
            <text:p>Tommy</text:p>
          </table:table-cell>
          <table:table-cell office:value-type="string">
            <text:p>Valenciennes</text:p>
          </table:table-cell>
          <table:table-cell office:value-type="string">
            <text:p>tommy14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ROUX</text:p>
          </table:table-cell>
          <table:table-cell office:value-type="string">
            <text:p>Tristan</text:p>
          </table:table-cell>
          <table:table-cell office:value-type="string">
            <text:p>Saint-Herblain</text:p>
          </table:table-cell>
          <table:table-cell office:value-type="string">
            <text:p>tristan15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USIN</text:p>
          </table:table-cell>
          <table:table-cell office:value-type="string">
            <text:p>Victor</text:p>
          </table:table-cell>
          <table:table-cell office:value-type="string">
            <text:p>Salon-de-Provence</text:p>
          </table:table-cell>
          <table:table-cell office:value-type="string">
            <text:p>victor15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ERMAIN</text:p>
          </table:table-cell>
          <table:table-cell office:value-type="string">
            <text:p>Vincent</text:p>
          </table:table-cell>
          <table:table-cell office:value-type="string">
            <text:p>Corbeil-Essonnes</text:p>
          </table:table-cell>
          <table:table-cell office:value-type="string">
            <text:p>vincent15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RETON</text:p>
          </table:table-cell>
          <table:table-cell office:value-type="string">
            <text:p>Alexia</text:p>
          </table:table-cell>
          <table:table-cell office:value-type="string">
            <text:p>Boulogne-sur-Mer</text:p>
          </table:table-cell>
          <table:table-cell office:value-type="string">
            <text:p>alexia15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SSON</text:p>
          </table:table-cell>
          <table:table-cell office:value-type="string">
            <text:p>Alice</text:p>
          </table:table-cell>
          <table:table-cell office:value-type="string">
            <text:p>Tarbes</text:p>
          </table:table-cell>
          <table:table-cell office:value-type="string">
            <text:p>alice15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NGLOIS</text:p>
          </table:table-cell>
          <table:table-cell office:value-type="string">
            <text:p>Alicia</text:p>
          </table:table-cell>
          <table:table-cell office:value-type="string">
            <text:p>Bastia</text:p>
          </table:table-cell>
          <table:table-cell office:value-type="string">
            <text:p>alicia15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MY</text:p>
          </table:table-cell>
          <table:table-cell office:value-type="string">
            <text:p>Amélie</text:p>
          </table:table-cell>
          <table:table-cell office:value-type="string">
            <text:p>Mantes-la-Jolie</text:p>
          </table:table-cell>
          <table:table-cell office:value-type="string">
            <text:p>amelie15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OFF</text:p>
          </table:table-cell>
          <table:table-cell office:value-type="string">
            <text:p>Anaïs</text:p>
          </table:table-cell>
          <table:table-cell office:value-type="string">
            <text:p>Sète</text:p>
          </table:table-cell>
          <table:table-cell office:value-type="string">
            <text:p>anais15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LLETIER</text:p>
          </table:table-cell>
          <table:table-cell office:value-type="string">
            <text:p>Annabelle</text:p>
          </table:table-cell>
          <table:table-cell office:value-type="string">
            <text:p>Istres</text:p>
          </table:table-cell>
          <table:table-cell office:value-type="string">
            <text:p>annabelle158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VEQUE</text:p>
          </table:table-cell>
          <table:table-cell office:value-type="string">
            <text:p>Arianne</text:p>
          </table:table-cell>
          <table:table-cell office:value-type="string">
            <text:p>Le Cannet</text:p>
          </table:table-cell>
          <table:table-cell office:value-type="string">
            <text:p>arianne15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IER</text:p>
          </table:table-cell>
          <table:table-cell office:value-type="string">
            <text:p>Audrey</text:p>
          </table:table-cell>
          <table:table-cell office:value-type="string">
            <text:p>Castres</text:p>
          </table:table-cell>
          <table:table-cell office:value-type="string">
            <text:p>audrey16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BLANC</text:p>
          </table:table-cell>
          <table:table-cell office:value-type="string">
            <text:p>Aurélie</text:p>
          </table:table-cell>
          <table:table-cell office:value-type="string">
            <text:p>Massy</text:p>
          </table:table-cell>
          <table:table-cell office:value-type="string">
            <text:p>aurelie16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RE</text:p>
          </table:table-cell>
          <table:table-cell office:value-type="string">
            <text:p>Camille</text:p>
          </table:table-cell>
          <table:table-cell office:value-type="string">
            <text:p>Douai</text:p>
          </table:table-cell>
          <table:table-cell office:value-type="string">
            <text:p>camille16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BRUN</text:p>
          </table:table-cell>
          <table:table-cell office:value-type="string">
            <text:p>Catherine</text:p>
          </table:table-cell>
          <table:table-cell office:value-type="string">
            <text:p>Saint-Priest</text:p>
          </table:table-cell>
          <table:table-cell office:value-type="string">
            <text:p>catherine163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CHAL</text:p>
          </table:table-cell>
          <table:table-cell office:value-type="string">
            <text:p>Charlotte</text:p>
          </table:table-cell>
          <table:table-cell office:value-type="string">
            <text:p>Livry-Gargan</text:p>
          </table:table-cell>
          <table:table-cell office:value-type="string">
            <text:p>charlotte16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WEBER</text:p>
          </table:table-cell>
          <table:table-cell office:value-type="string">
            <text:p>Chloé</text:p>
          </table:table-cell>
          <table:table-cell office:value-type="string">
            <text:p>Angoulême</text:p>
          </table:table-cell>
          <table:table-cell office:value-type="string">
            <text:p>chloe16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LLET</text:p>
          </table:table-cell>
          <table:table-cell office:value-type="string">
            <text:p>Clara</text:p>
          </table:table-cell>
          <table:table-cell office:value-type="string">
            <text:p>Arras</text:p>
          </table:table-cell>
          <table:table-cell office:value-type="string">
            <text:p>clara16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AMON</text:p>
          </table:table-cell>
          <table:table-cell office:value-type="string">
            <text:p>Coralie</text:p>
          </table:table-cell>
          <table:table-cell office:value-type="string">
            <text:p>Wattrelos</text:p>
          </table:table-cell>
          <table:table-cell office:value-type="string">
            <text:p>coralie167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LANGER</text:p>
          </table:table-cell>
          <table:table-cell office:value-type="string">
            <text:p>Daphnée</text:p>
          </table:table-cell>
          <table:table-cell office:value-type="string">
            <text:p>Vaulx-en-Velin</text:p>
          </table:table-cell>
          <table:table-cell office:value-type="string">
            <text:p>daphnee16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ACOB</text:p>
          </table:table-cell>
          <table:table-cell office:value-type="string">
            <text:p>Delphine</text:p>
          </table:table-cell>
          <table:table-cell office:value-type="string">
            <text:p>Gennevilliers</text:p>
          </table:table-cell>
          <table:table-cell office:value-type="string">
            <text:p>delphine169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NNIER</text:p>
          </table:table-cell>
          <table:table-cell office:value-type="string">
            <text:p>Elizabeth</text:p>
          </table:table-cell>
          <table:table-cell office:value-type="string">
            <text:p>Caluire-et-Cuire</text:p>
          </table:table-cell>
          <table:table-cell office:value-type="string">
            <text:p>elizabeth17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ICHAUD</text:p>
          </table:table-cell>
          <table:table-cell office:value-type="string">
            <text:p>Élodie</text:p>
          </table:table-cell>
          <table:table-cell office:value-type="string">
            <text:p>Alès</text:p>
          </table:table-cell>
          <table:table-cell office:value-type="string">
            <text:p>elodie17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DRIGUEZ</text:p>
          </table:table-cell>
          <table:table-cell office:value-type="string">
            <text:p>Émilie</text:p>
          </table:table-cell>
          <table:table-cell office:value-type="string">
            <text:p>Rosny-sous-Bois</text:p>
          </table:table-cell>
          <table:table-cell office:value-type="string">
            <text:p>emilie17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ICHARD</text:p>
          </table:table-cell>
          <table:table-cell office:value-type="string">
            <text:p>Emma</text:p>
          </table:table-cell>
          <table:table-cell office:value-type="string">
            <text:p>Thionville</text:p>
          </table:table-cell>
          <table:table-cell office:value-type="string">
            <text:p>emma173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LLET</text:p>
          </table:table-cell>
          <table:table-cell office:value-type="string">
            <text:p>Emy</text:p>
          </table:table-cell>
          <table:table-cell office:value-type="string">
            <text:p>Choisy-le-Roi</text:p>
          </table:table-cell>
          <table:table-cell office:value-type="string">
            <text:p>emy17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ETIENNE</text:p>
          </table:table-cell>
          <table:table-cell office:value-type="string">
            <text:p>Ève</text:p>
          </table:table-cell>
          <table:table-cell office:value-type="string">
            <text:p>Talence</text:p>
          </table:table-cell>
          <table:table-cell office:value-type="string">
            <text:p>eve17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RONDIN</text:p>
          </table:table-cell>
          <table:table-cell office:value-type="string">
            <text:p>Florence</text:p>
          </table:table-cell>
          <table:table-cell office:value-type="string">
            <text:p>Compiègne</text:p>
          </table:table-cell>
          <table:table-cell office:value-type="string">
            <text:p>florence17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OULAIN</text:p>
          </table:table-cell>
          <table:table-cell office:value-type="string">
            <text:p>Gabrielle</text:p>
          </table:table-cell>
          <table:table-cell office:value-type="string">
            <text:p>Saint-Germain-en-Laye</text:p>
          </table:table-cell>
          <table:table-cell office:value-type="string">
            <text:p>gabrielle17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TESSIER</text:p>
          </table:table-cell>
          <table:table-cell office:value-type="string">
            <text:p>Jade</text:p>
          </table:table-cell>
          <table:table-cell office:value-type="string">
            <text:p>Bourg-en-Bresse</text:p>
          </table:table-cell>
          <table:table-cell office:value-type="string">
            <text:p>jade17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EVALLIER</text:p>
          </table:table-cell>
          <table:table-cell office:value-type="string">
            <text:p>Juliette</text:p>
          </table:table-cell>
          <table:table-cell office:value-type="string">
            <text:p>Garges-lès-Gonesse</text:p>
          </table:table-cell>
          <table:table-cell office:value-type="string">
            <text:p>juliette17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LLIN</text:p>
          </table:table-cell>
          <table:table-cell office:value-type="string">
            <text:p>Justine</text:p>
          </table:table-cell>
          <table:table-cell office:value-type="string">
            <text:p>Gap</text:p>
          </table:table-cell>
          <table:table-cell office:value-type="string">
            <text:p>justine18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AUVIN</text:p>
          </table:table-cell>
          <table:table-cell office:value-type="string">
            <text:p>Laurence</text:p>
          </table:table-cell>
          <table:table-cell office:value-type="string">
            <text:p>Noisy-le-Sec</text:p>
          </table:table-cell>
          <table:table-cell office:value-type="string">
            <text:p>laurence18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ASILVA</text:p>
          </table:table-cell>
          <table:table-cell office:value-type="string">
            <text:p>Laurie</text:p>
          </table:table-cell>
          <table:table-cell office:value-type="string">
            <text:p>Melun</text:p>
          </table:table-cell>
          <table:table-cell office:value-type="string">
            <text:p>laurie182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CHET</text:p>
          </table:table-cell>
          <table:table-cell office:value-type="string">
            <text:p>Léa</text:p>
          </table:table-cell>
          <table:table-cell office:value-type="string">
            <text:p>Le Lamentin</text:p>
          </table:table-cell>
          <table:table-cell office:value-type="string">
            <text:p>lea183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Y</text:p>
          </table:table-cell>
          <table:table-cell office:value-type="string">
            <text:p>Léanne</text:p>
          </table:table-cell>
          <table:table-cell office:value-type="string">
            <text:p>Gagny</text:p>
          </table:table-cell>
          <table:table-cell office:value-type="string">
            <text:p>leanne184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MAITRE</text:p>
          </table:table-cell>
          <table:table-cell office:value-type="string">
            <text:p>Maélie</text:p>
          </table:table-cell>
          <table:table-cell office:value-type="string">
            <text:p>Marcq-en-Barœul</text:p>
          </table:table-cell>
          <table:table-cell office:value-type="string">
            <text:p>maelie18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NARD</text:p>
          </table:table-cell>
          <table:table-cell office:value-type="string">
            <text:p>Maéva</text:p>
          </table:table-cell>
          <table:table-cell office:value-type="string">
            <text:p>Chartres</text:p>
          </table:table-cell>
          <table:table-cell office:value-type="string">
            <text:p>maeva186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ECHAL</text:p>
          </table:table-cell>
          <table:table-cell office:value-type="string">
            <text:p>Maika</text:p>
          </table:table-cell>
          <table:table-cell office:value-type="string">
            <text:p>Bron</text:p>
          </table:table-cell>
          <table:table-cell office:value-type="string">
            <text:p>maika18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UMBERT</text:p>
          </table:table-cell>
          <table:table-cell office:value-type="string">
            <text:p>Marianne</text:p>
          </table:table-cell>
          <table:table-cell office:value-type="string">
            <text:p>Cherbourg-Octeville</text:p>
          </table:table-cell>
          <table:table-cell office:value-type="string">
            <text:p>marianne188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YNAUD</text:p>
          </table:table-cell>
          <table:table-cell office:value-type="string">
            <text:p>Marilou</text:p>
          </table:table-cell>
          <table:table-cell office:value-type="string">
            <text:p>Rezé</text:p>
          </table:table-cell>
          <table:table-cell office:value-type="string">
            <text:p>marilou189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NTOINE</text:p>
          </table:table-cell>
          <table:table-cell office:value-type="string">
            <text:p>Maude</text:p>
          </table:table-cell>
          <table:table-cell office:value-type="string">
            <text:p>Le Port</text:p>
          </table:table-cell>
          <table:table-cell office:value-type="string">
            <text:p>maude19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OARAU</text:p>
          </table:table-cell>
          <table:table-cell office:value-type="string">
            <text:p>Maya</text:p>
          </table:table-cell>
          <table:table-cell office:value-type="string">
            <text:p>Montluçon</text:p>
          </table:table-cell>
          <table:table-cell office:value-type="string">
            <text:p>maya191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ET</text:p>
          </table:table-cell>
          <table:table-cell office:value-type="string">
            <text:p>Mégan</text:p>
          </table:table-cell>
          <table:table-cell office:value-type="string">
            <text:p>Saint-Laurent-du-Maroni</text:p>
          </table:table-cell>
          <table:table-cell office:value-type="string">
            <text:p>megan192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THELEMY</text:p>
          </table:table-cell>
          <table:table-cell office:value-type="string">
            <text:p>Mélodie</text:p>
          </table:table-cell>
          <table:table-cell office:value-type="string">
            <text:p>Bagneux</text:p>
          </table:table-cell>
          <table:table-cell office:value-type="string">
            <text:p>melodie193@zoo.net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RDIER</text:p>
          </table:table-cell>
          <table:table-cell office:value-type="string">
            <text:p>Mia</text:p>
          </table:table-cell>
          <table:table-cell office:value-type="string">
            <text:p>Anglet</text:p>
          </table:table-cell>
          <table:table-cell office:value-type="string">
            <text:p>mia194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ICHON</text:p>
          </table:table-cell>
          <table:table-cell office:value-type="string">
            <text:p>Noémie</text:p>
          </table:table-cell>
          <table:table-cell office:value-type="string">
            <text:p>La Courneuve</text:p>
          </table:table-cell>
          <table:table-cell office:value-type="string">
            <text:p>noemie195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JEUNE</text:p>
          </table:table-cell>
          <table:table-cell office:value-type="string">
            <text:p>Océane</text:p>
          </table:table-cell>
          <table:table-cell office:value-type="string">
            <text:p>Poissy</text:p>
          </table:table-cell>
          <table:table-cell office:value-type="string">
            <text:p>oceane196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LBERT</text:p>
          </table:table-cell>
          <table:table-cell office:value-type="string">
            <text:p>Olivia</text:p>
          </table:table-cell>
          <table:table-cell office:value-type="string">
            <text:p>Savigny-sur-Orge</text:p>
          </table:table-cell>
          <table:table-cell office:value-type="string">
            <text:p>olivia197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MY</text:p>
          </table:table-cell>
          <table:table-cell office:value-type="string">
            <text:p>Rosalie</text:p>
          </table:table-cell>
          <table:table-cell office:value-type="string">
            <text:p>Roanne</text:p>
          </table:table-cell>
          <table:table-cell office:value-type="string">
            <text:p>rosalie198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ELAUNAY</text:p>
          </table:table-cell>
          <table:table-cell office:value-type="string">
            <text:p>Rose</text:p>
          </table:table-cell>
          <table:table-cell office:value-type="string">
            <text:p>Nevers</text:p>
          </table:table-cell>
          <table:table-cell office:value-type="string">
            <text:p>rose199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ASQUIER</text:p>
          </table:table-cell>
          <table:table-cell office:value-type="string">
            <text:p>Sarah</text:p>
          </table:table-cell>
          <table:table-cell office:value-type="string">
            <text:p>Draguignan</text:p>
          </table:table-cell>
          <table:table-cell office:value-type="string">
            <text:p>sarah200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LIER</text:p>
          </table:table-cell>
          <table:table-cell office:value-type="string">
            <text:p>Sofia</text:p>
          </table:table-cell>
          <table:table-cell office:value-type="string">
            <text:p>Auxerre</text:p>
          </table:table-cell>
          <table:table-cell office:value-type="string">
            <text:p>sofia201@zoo.net</text:p>
          </table:table-cell>
          <table:table-cell table:number-columns-repeated="3"/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PORTE</text:p>
          </table:table-cell>
          <table:table-cell office:value-type="string">
            <text:p>Victoria</text:p>
          </table:table-cell>
          <table:table-cell office:value-type="string">
            <text:p>Saint-Martin-d'Hères</text:p>
          </table:table-cell>
          <table:table-cell office:value-type="string">
            <text:p>victoria202@zoo.net</text:p>
          </table:table-cell>
          <table:table-cell table:number-columns-repeated="3"/>
        </table:table-row>
        <table:table-row table:style-name="ro2" table:number-rows-repeated="7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2" table:number-rows-repeated="104836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 style:data-style-name="N2" text:time-value="0000-00-00T16:12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6:20:28</dc:date>
    <dc:creator>Éric Brison</dc:creator>
    <meta:generator>LibreOffice/3.6$Linux_x86 LibreOffice_project/360m1$Build-2</meta:generator>
    <meta:editing-duration>PT16S</meta:editing-duration>
    <meta:editing-cycles>3</meta:editing-cycles>
    <meta:document-statistic meta:table-count="1" meta:cell-count="1216" meta:object-count="0"/>
  </office:meta>
</office:document-meta>
</file>